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2dc82" officeooo:paragraph-rsid="003051cc"/>
    </style:style>
    <style:style style:name="P2" style:family="paragraph" style:parent-style-name="Text_20_body">
      <style:text-properties officeooo:rsid="0022dc82" officeooo:paragraph-rsid="00305627"/>
    </style:style>
    <style:style style:name="P3" style:family="paragraph" style:parent-style-name="Text_20_body">
      <style:text-properties officeooo:paragraph-rsid="003051cc"/>
    </style:style>
    <style:style style:name="P4" style:family="paragraph" style:parent-style-name="Heading_20_2">
      <style:text-properties officeooo:paragraph-rsid="003051cc"/>
    </style:style>
    <style:style style:name="P5" style:family="paragraph" style:parent-style-name="Heading_20_3">
      <style:text-properties officeooo:paragraph-rsid="003051cc"/>
    </style:style>
    <style:style style:name="P6" style:family="paragraph" style:parent-style-name="Heading_20_3">
      <style:paragraph-properties fo:margin-top="0.101cm" fo:margin-bottom="0.101cm" loext:contextual-spacing="false"/>
      <style:text-properties officeooo:paragraph-rsid="003051cc"/>
    </style:style>
    <style:style style:name="P7" style:family="paragraph" style:parent-style-name="Heading_20_1" style:master-page-name="Right_20_Page">
      <style:paragraph-properties style:page-number="auto"/>
      <style:text-properties officeooo:rsid="0022dc82" officeooo:paragraph-rsid="003051cc"/>
    </style:style>
    <style:style style:name="P8" style:family="paragraph" style:parent-style-name="Text_20_body">
      <style:text-properties officeooo:rsid="0022dc82" officeooo:paragraph-rsid="003313ce"/>
    </style:style>
    <style:style style:name="P9" style:family="paragraph" style:parent-style-name="Text_20_body">
      <style:text-properties officeooo:rsid="0022dc82" officeooo:paragraph-rsid="003051cc"/>
    </style:style>
    <style:style style:name="T1" style:family="text">
      <style:text-properties officeooo:rsid="003c649f"/>
    </style:style>
    <style:style style:name="T2" style:family="text">
      <style:text-properties officeooo:rsid="0022dc82"/>
    </style:style>
    <style:style style:name="T3" style:family="text">
      <style:text-properties officeooo:rsid="0033b7d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Sit Down Young Stranger</text:h>
      <text:p text:style-name="P4">(<text:span text:style-name="T2">Gordon Lightfoot</text:span>)</text:p>
      <text:p text:style-name="Heading_20_3">[INTRO]</text:p>
      <text:p text:style-name="P1">G</text:p>
      <text:p text:style-name="P6">[VERSE 1]</text:p>
      <text:p text:style-name="P1"><text:s text:c="6"/>G <text:s text:c="25"/>C <text:s text:c="14"/>G</text:p>
      <text:p text:style-name="P1">I'm standing at the doorway, my head down in my hands</text:p>
      <text:p text:style-name="P1"><text:s text:c="6"/>C <text:s text:c="14"/>G <text:s text:c="23"/>D</text:p>
      <text:p text:style-name="P1">Not knowing where to sit, not knowing where I stand</text:p>
      <text:p text:style-name="P1"><text:s text:c="3"/>G <text:s text:c="25"/>C <text:s text:c="14"/>G</text:p>
      <text:p text:style-name="P1">My father looms above me, for him there is no rest</text:p>
      <text:p text:style-name="P1"><text:s text:c="3"/>C <text:s text:c="14"/>G <text:s text:c="25"/>D</text:p>
      <text:p text:style-name="P1">My mother's arms enfold me and hold me to her breast</text:p>
      <text:p text:style-name="P1"><text:s text:c="6"/>G <text:s text:c="28"/></text:p>
      <text:p text:style-name="P1">"They say you've been out wandering, </text:p>
      <text:p text:style-name="P1"><text:s text:c="5"/>C <text:s text:c="18"/>G</text:p>
      <text:p text:style-name="P1">they say you've traveled far</text:p>
      <text:p text:style-name="P1"><text:s text:c="4"/>C <text:s text:c="10"/>G <text:s text:c="27"/>D</text:p>
      <text:p text:style-name="P1">Sit down, young stranger and tell us who you are"</text:p>
      <text:p text:style-name="P1"><text:s text:c="4"/>G <text:s text:c="22"/></text:p>
      <text:p text:style-name="P1">The room has all gone misty, </text:p>
      <text:p text:style-name="P1"><text:s text:c="3"/>C <text:s text:c="18"/>G</text:p>
      <text:p text:style-name="P1">my thoughts are all in spin</text:p>
      <text:p text:style-name="P1"><text:s text:c="5"/>C <text:s text:c="10"/>G <text:s text:c="11"/>D <text:s text:c="16"/>G</text:p>
      <text:p text:style-name="P1">"Sit down, young stranger and tell us where you been"</text:p>
      <text:p text:style-name="P6">[VERSE 2]</text:p>
      <text:p text:style-name="P3"><text:s text:c="12"/><text:span text:style-name="T1">G</text:span></text:p>
      <text:p text:style-name="P1">"Well, I've been up to the mountain, </text:p>
      <text:p text:style-name="P1"><text:s text:c="5"/>C <text:s text:c="17"/>G</text:p>
      <text:p text:style-name="P1">I've walked down by the sea</text:p>
      <text:p text:style-name="P2"><text:s text:c="2"/>C <text:s text:c="15"/>G <text:s text:c="27"/>D</text:p>
      <text:p text:style-name="P2">I never questioned no one and no one questioned me</text:p>
      <text:p text:style-name="P2"><text:s text:c="3"/>G <text:s text:c="24"/>C <text:s text:c="14"/>G</text:p>
      <text:p text:style-name="P2">My love was given freely and oft-times was returned</text:p>
      <text:p text:style-name="P2"><text:s text:c="2"/>C <text:s text:c="12"/>G <text:s text:c="21"/>D</text:p>
      <text:p text:style-name="P2">I never came to borrow, I only came to learn</text:p>
      <text:p text:style-name="P1"><text:soft-page-break/><text:s text:c="4"/>G <text:s text:c="22"/></text:p>
      <text:p text:style-name="P1">Sometimes it did get lonely, </text:p>
      <text:p text:style-name="P1"><text:s text:c="7"/>C <text:s text:c="15"/>G</text:p>
      <text:p text:style-name="P1">but it taught me how to cry</text:p>
      <text:p text:style-name="P2"><text:s text:c="4"/>C <text:s text:c="16"/>G <text:s text:c="23"/>D</text:p>
      <text:p text:style-name="P2">And laughter came too easy for life to pass me by</text:p>
      <text:p text:style-name="P8"><text:s text:c="2"/>G <text:s text:c="24"/>C <text:s text:c="15"/>G</text:p>
      <text:p text:style-name="P8">I never had a dollar that I didn't earn with pride</text:p>
      <text:p text:style-name="P1"><text:s text:c="9"/>C <text:s text:c="12"/>G <text:s text:c="7"/></text:p>
      <text:p text:style-name="P1">'Cause I had a million daydreams </text:p>
      <text:p text:style-name="P1"><text:s text:c="16"/>D</text:p>
      <text:p text:style-name="P1">to keep me satisfied"</text:p>
      <text:p text:style-name="P5">[INTERLUDE]</text:p>
      <text:p text:style-name="P1">G <text:s text:c="2"/>G <text:s text:c="2"/>C <text:s text:c="2"/>G <text:s text:c="2"/>C <text:s text:c="2"/>G <text:s text:c="2"/>D <text:s text:c="2"/>G</text:p>
      <text:p text:style-name="P5">[VERSE 3]</text:p>
      <text:p text:style-name="P1"><text:s text:c="5"/>A <text:s text:c="24"/></text:p>
      <text:p text:style-name="P1">"And will you gather daydreams, </text:p>
      <text:p text:style-name="P1"><text:s text:c="3"/>D <text:s text:c="14"/>A</text:p>
      <text:p text:style-name="P1">or will you gather wealth?</text:p>
      <text:p text:style-name="P1"><text:s text:c="4"/>D <text:s text:c="16"/>A <text:s text:c="5"/></text:p>
      <text:p text:style-name="P1">How can you find your fortune </text:p>
      <text:p text:style-name="P1"><text:s text:c="23"/>E</text:p>
      <text:p text:style-name="P1">if you cannot find yourself?"</text:p>
      <text:p text:style-name="P1"><text:s text:c="3"/>A <text:s text:c="23"/></text:p>
      <text:p text:style-name="P1">My mother's eyes grow misty, </text:p>
      <text:p text:style-name="P1"><text:s text:c="10"/>D <text:s text:c="15"/>A</text:p>
      <text:p text:style-name="P1">there's a trembling in her hand</text:p>
      <text:p text:style-name="P2"><text:s text:c="5"/>D <text:s text:c="10"/>A <text:s text:c="22"/>E</text:p>
      <text:p text:style-name="P2">"Sit down, young stranger, I do not understand</text:p>
      <text:p text:style-name="P1"><text:s text:c="4"/>A <text:s text:c="22"/></text:p>
      <text:p text:style-name="P1">And will you try and tell us </text:p>
      <text:p text:style-name="P1"><text:s text:c="12"/>D <text:s text:c="15"/>A</text:p>
      <text:p text:style-name="P1">that you've been too long at school?</text:p>
      <text:p text:style-name="P1"><text:s text:c="5"/>D <text:s text:c="15"/>A <text:s text:c="4"/></text:p>
      <text:p text:style-name="P1">That knowledge is not needed, </text:p>
      <text:p text:style-name="P1"><text:s text:c="20"/>E</text:p>
      <text:p text:style-name="P1">that power does not rule?</text:p>
      <text:p text:style-name="P1"><text:soft-page-break/><text:s text:c="5"/>A <text:s text:c="20"/></text:p>
      <text:p text:style-name="P1">That war is not the answer, </text:p>
      <text:p text:style-name="P1"><text:s text:c="5"/>D <text:s text:c="19"/>A</text:p>
      <text:p text:style-name="P1">that young men should not die?</text:p>
      <text:p text:style-name="P2"><text:s text:c="4"/>D <text:s text:c="9"/>A <text:s text:c="26"/>E</text:p>
      <text:p text:style-name="P2">Sit down young stranger, I wait for your reply"</text:p>
      <text:p text:style-name="P5">[VERSE 4]</text:p>
      <text:p text:style-name="P2"><text:s text:c="5"/>A <text:s text:c="21"/>D <text:s text:c="14"/>A</text:p>
      <text:p text:style-name="P2">"The answer is not easy for souls are not reborn</text:p>
      <text:p text:style-name="P1"><text:s text:c="3"/>D <text:s text:c="16"/>A <text:s text:c="3"/></text:p>
      <text:p text:style-name="P1">To wear the crown of peace, </text:p>
      <text:p text:style-name="P1"><text:s text:c="27"/>E</text:p>
      <text:p text:style-name="P1">you must wear the Crown of Thorns</text:p>
      <text:p text:style-name="P2"><text:s text:c="3"/>A <text:s text:c="22"/>D <text:s text:c="16"/>A</text:p>
      <text:p text:style-name="P2">If Jesus had a reason, I'm sure he would not tell</text:p>
      <text:p text:style-name="P1"><text:s text:c="5"/>D <text:s text:c="13"/>A <text:s text:c="4"/></text:p>
      <text:p text:style-name="P1">They treated him so badly, </text:p>
      <text:p text:style-name="P1"><text:s text:c="23"/>E</text:p>
      <text:p text:style-name="P1">how could he wish them well?"</text:p>
      <text:p text:style-name="P2"><text:s text:c="5"/>A <text:s text:c="27"/>D <text:s text:c="14"/>A</text:p>
      <text:p text:style-name="P2">The parlo<text:span text:style-name="T3">u</text:span>r now is empty, there's nothing left to say</text:p>
      <text:p text:style-name="P2"><text:s text:c="3"/>D <text:s text:c="11"/>A <text:s text:c="26"/>E</text:p>
      <text:p text:style-name="P2">My father has departed, my mother's gone to pray</text:p>
      <text:p text:style-name="P1"><text:s text:c="8"/>A <text:s text:c="20"/></text:p>
      <text:p text:style-name="P1">There's rockets in the meadows </text:p>
      <text:p text:style-name="P1"><text:s text:c="4"/>D <text:s text:c="15"/>A</text:p>
      <text:p text:style-name="P1">and ships out on the sea</text:p>
      <text:p text:style-name="P2"><text:s text:c="4"/>D <text:s text:c="14"/>A <text:s text:c="20"/>E</text:p>
      <text:p text:style-name="P2">The answer's in the forest, carved upon a tree:</text:p>
      <text:p text:style-name="P2"><text:s/>D <text:s text:c="9"/>A <text:s text:c="13"/>E <text:s text:c="10"/>A</text:p>
      <text:p text:style-name="P2">"John loves Mary,"... does anyone love me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7H20M11S</meta:editing-duration>
    <meta:editing-cycles>38</meta:editing-cycles>
    <meta:generator>LibreOffice/5.3.6.1$MacOSX_X86_64 LibreOffice_project/686f202eff87ef707079aeb7f485847613344eb7</meta:generator>
    <dc:title>Lyrics + Chords</dc:title>
    <dc:date>2017-11-03T16:08:08.134454000</dc:date>
    <meta:print-date>2017-04-03T12:23:29.985893000</meta:print-date>
    <meta:document-statistic meta:table-count="0" meta:image-count="0" meta:object-count="0" meta:page-count="3" meta:paragraph-count="104" meta:word-count="474" meta:character-count="3482" meta:non-whitespace-character-count="1636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